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06e4ab" officeooo:paragraph-rsid="0006e4ab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officeooo:rsid="000b3be3" officeooo:paragraph-rsid="000b3be3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22pt" officeooo:rsid="0006e4ab" officeooo:paragraph-rsid="0006e4ab" style:font-size-asian="22pt" style:font-size-complex="22pt"/>
    </style:style>
    <style:style style:name="P4" style:family="paragraph" style:parent-style-name="Text_20_body">
      <style:paragraph-properties fo:text-align="start" style:justify-single-word="false"/>
      <style:text-properties fo:font-size="14pt" officeooo:rsid="000b3be3" officeooo:paragraph-rsid="000b3be3" style:font-size-asian="14pt" style:font-size-complex="14pt"/>
    </style:style>
    <style:style style:name="P5" style:family="paragraph" style:parent-style-name="Text_20_body">
      <style:paragraph-properties fo:text-align="justify" style:justify-single-word="false"/>
      <style:text-properties officeooo:rsid="00123e21" officeooo:paragraph-rsid="00123e21"/>
    </style:style>
    <style:style style:name="P6" style:family="paragraph" style:parent-style-name="Standard">
      <style:paragraph-properties fo:text-align="center" style:justify-single-word="false"/>
      <style:text-properties fo:font-size="14pt" officeooo:rsid="0006e4ab" officeooo:paragraph-rsid="0006e4ab" style:font-size-asian="14pt" style:font-size-complex="14pt"/>
    </style:style>
    <style:style style:name="P7" style:family="paragraph" style:parent-style-name="Text_20_body">
      <style:text-properties fo:font-size="14pt" officeooo:rsid="002c382e" officeooo:paragraph-rsid="002c382e" style:font-size-asian="12.25pt" style:font-size-complex="14pt"/>
    </style:style>
    <style:style style:name="P8" style:family="paragraph" style:parent-style-name="Text_20_body">
      <style:text-properties fo:font-size="14pt" officeooo:rsid="0036df54" officeooo:paragraph-rsid="0036df54" style:font-size-asian="12.25pt" style:font-size-complex="14pt"/>
    </style:style>
    <style:style style:name="P9" style:family="paragraph" style:parent-style-name="Text_20_body">
      <style:text-properties fo:font-size="14pt" officeooo:rsid="0038c1a7" officeooo:paragraph-rsid="0038c1a7" style:font-size-asian="12.25pt" style:font-size-complex="14pt"/>
    </style:style>
    <style:style style:name="P10" style:family="paragraph" style:parent-style-name="Text_20_body">
      <style:paragraph-properties fo:text-align="justify" style:justify-single-word="false"/>
      <style:text-properties officeooo:rsid="002c382e" officeooo:paragraph-rsid="002c382e"/>
    </style:style>
    <style:style style:name="P11" style:family="paragraph" style:parent-style-name="Text_20_body" style:master-page-name="">
      <loext:graphic-properties draw:fill="none"/>
      <style:paragraph-properties fo:margin-left="1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officeooo:rsid="003138df" officeooo:paragraph-rsid="003138df"/>
    </style:style>
    <style:style style:name="P12" style:family="paragraph" style:parent-style-name="Text_20_body" style:master-page-name="">
      <loext:graphic-properties draw:fill="none"/>
      <style:paragraph-properties fo:margin-left="1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officeooo:rsid="003138df" officeooo:paragraph-rsid="0032408d"/>
    </style:style>
    <style:style style:name="P13" style:family="paragraph" style:parent-style-name="Text_20_body" style:master-page-name="">
      <loext:graphic-properties draw:fill="none"/>
      <style:paragraph-properties fo:margin-left="1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officeooo:rsid="003544c5" officeooo:paragraph-rsid="003544c5"/>
    </style:style>
    <style:style style:name="P14" style:family="paragraph" style:parent-style-name="Text_20_body" style:master-page-name="">
      <loext:graphic-properties draw:fill="none"/>
      <style:paragraph-properties fo:margin-left="1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officeooo:rsid="0038c1a7" officeooo:paragraph-rsid="0038c1a7"/>
    </style:style>
    <style:style style:name="P15" style:family="paragraph" style:parent-style-name="Text_20_body" style:master-page-name="">
      <loext:graphic-properties draw:fill="none"/>
      <style:paragraph-properties fo:margin-left="1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officeooo:rsid="002fca37" officeooo:paragraph-rsid="002fca37"/>
    </style:style>
    <style:style style:name="P16" style:family="paragraph" style:parent-style-name="Text_20_body">
      <loext:graphic-properties draw:fill="none"/>
      <style:paragraph-properties fo:margin-left="1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officeooo:rsid="002fca37" officeooo:paragraph-rsid="002fca37"/>
    </style:style>
    <style:style style:name="P17" style:family="paragraph" style:parent-style-name="Text_20_body">
      <loext:graphic-properties draw:fill="none"/>
      <style:paragraph-properties fo:margin-left="1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officeooo:rsid="003138df" officeooo:paragraph-rsid="003138df"/>
    </style:style>
    <style:style style:name="P18" style:family="paragraph" style:parent-style-name="Text_20_body">
      <loext:graphic-properties draw:fill="none"/>
      <style:paragraph-properties fo:margin-left="1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officeooo:rsid="0034931b" officeooo:paragraph-rsid="0034931b"/>
    </style:style>
    <style:style style:name="P19" style:family="paragraph" style:parent-style-name="Text_20_body" style:master-page-name="">
      <loext:graphic-properties draw:fill="none"/>
      <style:paragraph-properties fo:margin-left="1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officeooo:rsid="003138df" officeooo:paragraph-rsid="003138df"/>
    </style:style>
    <style:style style:name="P20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officeooo:rsid="003138df" officeooo:paragraph-rsid="003138df"/>
    </style:style>
    <style:style style:name="P21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officeooo:rsid="00343f05" officeooo:paragraph-rsid="00343f05"/>
    </style:style>
    <style:style style:name="P22" style:family="paragraph" style:parent-style-name="Text_20_body" style:master-page-name="">
      <loext:graphic-properties draw:fill="none"/>
      <style:paragraph-properties fo:margin-left="2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officeooo:rsid="0032408d" officeooo:paragraph-rsid="0032408d"/>
    </style:style>
    <style:style style:name="P23" style:family="paragraph" style:parent-style-name="Text_20_body">
      <loext:graphic-properties draw:fill="none"/>
      <style:paragraph-properties fo:margin-left="2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officeooo:rsid="0032408d" officeooo:paragraph-rsid="0032408d"/>
    </style:style>
    <style:style style:name="P24" style:family="paragraph" style:parent-style-name="Contents_20_Heading">
      <style:paragraph-properties fo:break-before="page"/>
    </style:style>
    <style:style style:name="P25" style:family="paragraph" style:parent-style-name="Heading_20_1">
      <style:paragraph-properties fo:text-align="justify" style:justify-single-word="false"/>
    </style:style>
    <style:style style:name="P26" style:family="paragraph" style:parent-style-name="Heading_20_1">
      <style:paragraph-properties fo:text-align="justify" style:justify-single-word="false" fo:break-before="page"/>
    </style:style>
    <style:style style:name="P27" style:family="paragraph" style:parent-style-name="Heading_20_2">
      <style:paragraph-properties fo:text-align="justify" style:justify-single-word="false"/>
    </style:style>
    <style:style style:name="P28" style:family="paragraph" style:parent-style-name="Heading_20_2">
      <style:paragraph-properties fo:text-align="justify" style:justify-single-word="false"/>
      <style:text-properties fo:font-size="14pt" officeooo:rsid="002c382e" officeooo:paragraph-rsid="002c382e" style:font-size-asian="14pt" style:font-size-complex="14pt"/>
    </style:style>
    <style:style style:name="P29" style:family="paragraph" style:parent-style-name="Heading_20_2">
      <style:text-properties officeooo:paragraph-rsid="002c382e"/>
    </style:style>
    <style:style style:name="P30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3138df" style:font-size-asian="14pt" style:font-size-complex="14pt"/>
    </style:style>
    <style:style style:name="T3" style:family="text">
      <style:text-properties fo:font-size="14pt" officeooo:rsid="0032408d" style:font-size-asian="14pt" style:font-size-complex="14pt"/>
    </style:style>
    <style:style style:name="T4" style:family="text">
      <style:text-properties fo:font-size="14pt" officeooo:rsid="00333af1" style:font-size-asian="14pt" style:font-size-complex="14pt"/>
    </style:style>
    <style:style style:name="T5" style:family="text">
      <style:text-properties fo:font-size="14pt" officeooo:rsid="00343f05" style:font-size-asian="14pt" style:font-size-complex="14pt"/>
    </style:style>
    <style:style style:name="T6" style:family="text">
      <style:text-properties fo:font-size="14pt" officeooo:rsid="0034bf00" style:font-size-asian="14pt" style:font-size-complex="14pt"/>
    </style:style>
    <style:style style:name="T7" style:family="text">
      <style:text-properties fo:font-size="14pt" officeooo:rsid="003544c5" style:font-size-asian="14pt" style:font-size-complex="14pt"/>
    </style:style>
    <style:style style:name="T8" style:family="text">
      <style:text-properties fo:font-size="14pt" officeooo:rsid="003c8f45" style:font-size-asian="14pt" style:font-size-complex="14pt"/>
    </style:style>
    <style:style style:name="T9" style:family="text">
      <style:text-properties fo:font-size="14pt" officeooo:rsid="003cd0ef" style:font-size-asian="14pt" style:font-size-complex="14pt"/>
    </style:style>
    <style:style style:name="T10" style:family="text">
      <style:text-properties fo:font-size="14pt" style:font-size-asian="12.25pt" style:font-size-complex="14pt"/>
    </style:style>
    <style:style style:name="T11" style:family="text">
      <style:text-properties fo:font-size="14pt" officeooo:rsid="0017ef4d" style:font-size-asian="12.25pt" style:font-size-complex="14pt"/>
    </style:style>
    <style:style style:name="T12" style:family="text">
      <style:text-properties fo:font-size="14pt" officeooo:rsid="002c382e" style:font-size-asian="12.25pt" style:font-size-complex="14pt"/>
    </style:style>
    <style:style style:name="T13" style:family="text">
      <style:text-properties fo:font-size="14pt" officeooo:rsid="002fca37" style:font-size-asian="12.25pt" style:font-size-complex="14pt"/>
    </style:style>
    <style:style style:name="T14" style:family="text">
      <style:text-properties fo:font-size="14pt" officeooo:rsid="0039c2bc" style:font-size-asian="12.25pt" style:font-size-complex="14pt"/>
    </style:style>
    <style:style style:name="T15" style:family="text">
      <style:text-properties officeooo:rsid="000b3be3"/>
    </style:style>
    <style:style style:name="T16" style:family="text">
      <style:text-properties officeooo:rsid="000c251d"/>
    </style:style>
    <style:style style:name="T17" style:family="text">
      <style:text-properties officeooo:rsid="001727ff"/>
    </style:style>
    <style:style style:name="T18" style:family="text">
      <style:text-properties officeooo:rsid="00291303"/>
    </style:style>
    <style:style style:name="T19" style:family="text">
      <style:text-properties officeooo:rsid="002b10fb"/>
    </style:style>
    <style:style style:name="T20" style:family="text">
      <style:text-properties officeooo:rsid="002c382e"/>
    </style:style>
    <style:style style:name="T21" style:family="text">
      <style:text-properties officeooo:rsid="0032408d"/>
    </style:style>
    <style:style style:name="T22" style:family="text">
      <style:text-properties officeooo:rsid="00396869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18">Requirements Document </text:span>– <text:span text:style-name="T15">P1.3</text:span></text:p>
      <text:p text:style-name="P2">ECE 3740 – Ken Ferens – <text:span text:style-name="T16">Fall 2017</text:span></text:p>
      <text:p text:style-name="P2">Assignment 1.<text:span text:style-name="T17">3</text:span></text:p>
      <text:p text:style-name="P1">Daniel Lovegrove</text:p>
      <text:p text:style-name="P1"><text:span text:style-name="T17">October 3,</text:span> 2017</text:p>
      <text:p text:style-name="P1"/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ext_20_body"/>
          </text:index-source-styles>
        </text:table-of-content-source>
        <text:index-body>
          <text:index-title text:style-name="Sect1" text:name="Table of Contents1_Head">
            <text:p text:style-name="P24">TABLE OF CONTENTS</text:p>
          </text:index-title>
          <text:p text:style-name="P30"><text:a xlink:type="simple" xlink:href="#__RefHeading___Toc837_67449277" text:style-name="Index_20_Link" text:visited-style-name="Index_20_Link"><text:span text:style-name="T1">1. INTRODUCTION<text:tab/>3</text:span></text:a></text:p>
          <text:p text:style-name="P31"><text:a xlink:type="simple" xlink:href="#__RefHeading___Toc627_67449277" text:style-name="Index_20_Link" text:visited-style-name="Index_20_Link"><text:span text:style-name="T1">1.1 Purpose of the Requirements Document<text:tab/>3</text:span></text:a></text:p>
          <text:p text:style-name="P30"><text:a xlink:type="simple" xlink:href="#__RefHeading___Toc1360_67449277" text:style-name="Index_20_Link" text:visited-style-name="Index_20_Link"><text:span text:style-name="T1">2. REQUIREMENTS<text:tab/>3</text:span></text:a></text:p>
          <text:p text:style-name="P31"><text:a xlink:type="simple" xlink:href="#__RefHeading___Toc1532_1727687539" text:style-name="Index_20_Link" text:visited-style-name="Index_20_Link"><text:span text:style-name="T1">2.1 Functional Requirements<text:tab/>3</text:span></text:a></text:p>
          <text:p text:style-name="P31"><text:a xlink:type="simple" xlink:href="#__RefHeading___Toc1534_1727687539" text:style-name="Index_20_Link" text:visited-style-name="Index_20_Link"><text:span text:style-name="T1">2.2 Quality Requirements<text:tab/>3</text:span></text:a></text:p>
          <text:p text:style-name="P31"><text:a xlink:type="simple" xlink:href="#__RefHeading___Toc1536_1727687539" text:style-name="Index_20_Link" text:visited-style-name="Index_20_Link"><text:span text:style-name="T1">2.3 Platform Requirements<text:tab/>3</text:span></text:a></text:p>
          <text:p text:style-name="P31"><text:a xlink:type="simple" xlink:href="#__RefHeading___Toc1538_1727687539" text:style-name="Index_20_Link" text:visited-style-name="Index_20_Link"><text:span text:style-name="T1">2.4 Process Requirements<text:tab/>3</text:span></text:a></text:p>
          <text:p text:style-name="P31"><text:a xlink:type="simple" xlink:href="#__RefHeading___Toc1540_1727687539" text:style-name="Index_20_Link" text:visited-style-name="Index_20_Link"><text:span text:style-name="T1">2.5 Ecological Requirements<text:tab/>3</text:span></text:a></text:p>
          <text:p text:style-name="P30"><text:a xlink:type="simple" xlink:href="#__RefHeading___Toc1371_67449277" text:style-name="Index_20_Link" text:visited-style-name="Index_20_Link"><text:span text:style-name="T1">3. REFERENCES<text:tab/>4</text:span></text:a></text:p>
        </text:index-body>
      </text:table-of-content>
      <text:p text:style-name="P6"/>
      <text:h text:style-name="P26" text:outline-level="1"><text:bookmark-start text:name="__RefHeading___Toc837_67449277"/>1. INTRODUCTION<text:bookmark-end text:name="__RefHeading___Toc837_67449277"/></text:h>
      <text:h text:style-name="P27" text:outline-level="2"><text:bookmark-start text:name="__DdeLink__262_1733111289"/><text:bookmark-start text:name="__RefHeading___Toc627_67449277"/>1.1 Purpose of the <text:span text:style-name="T19">Requirements</text:span> Document<text:bookmark-end text:name="__DdeLink__262_1733111289"/><text:bookmark-end text:name="__RefHeading___Toc627_67449277"/></text:h>
      <text:p text:style-name="P5"><text:span text:style-name="T11">T</text:span><text:span text:style-name="T10">his document </text:span><text:span text:style-name="T12">clearly states the requirements of ECE3740 Assignment 1.3. The software written must conform to these requirements. </text:span><text:span text:style-name="T13">The general function of the software is to start a server on an MX7CK board, which a client can then access via </text:span><text:span text:style-name="T14">a </text:span><text:span text:style-name="T13">telnet client. The client should be able to toggle the board’s LEDs, and monitor the states of the push buttons via a command line interface.</text:span></text:p>
      <text:h text:style-name="P25" text:outline-level="1"><text:bookmark-start text:name="__RefHeading___Toc1360_67449277"/>2. <text:span text:style-name="T19">REQUIREMENTS</text:span><text:bookmark-end text:name="__RefHeading___Toc1360_67449277"/></text:h>
      <text:h text:style-name="P28" text:outline-level="2"><text:bookmark-start text:name="__RefHeading___Toc1532_1727687539"/>2.1 Functional Requirements<text:bookmark-end text:name="__RefHeading___Toc1532_1727687539"/></text:h>
      <text:p text:style-name="P10"><text:span text:style-name="T1">R</text:span><text:span text:style-name="T2">1</text:span><text:span text:style-name="T1">. The software shall start a server on </text:span><text:span text:style-name="T2">p</text:span><text:span text:style-name="T1">ort 7777.</text:span></text:p>
      <text:p text:style-name="P10"><text:span text:style-name="T1">R2. The server sh</text:span><text:span text:style-name="T2">all</text:span><text:span text:style-name="T1"> accept a Telnet client to connect on port 7777 via direct Ethernet connection, without user verification.</text:span></text:p>
      <text:p text:style-name="P15"><text:span text:style-name="T1">R2.1. The user shall be able to connect to the server via a command line on a Windows machine, using the command line interface for the telnet program.</text:span></text:p>
      <text:p text:style-name="P16"><text:span text:style-name="T1">R2.2. The user shall not be prompted to log in.</text:span></text:p>
      <text:p text:style-name="P17"><text:span text:style-name="T1">R2.3. The user shall only be able to connect to the server via a direct Ethernet connection between the user’s computer and the MX7CK board.</text:span></text:p>
      <text:p text:style-name="P11"><text:span text:style-name="T1">R2.4. The server shall only allow a single user to connect at a time.</text:span></text:p>
      <text:p text:style-name="P10"><text:span text:style-name="T1">R3. </text:span><text:span text:style-name="T2">The software shall display a help menu as soon as the user connects.</text:span></text:p>
      <text:p text:style-name="P11"><text:span text:style-name="T1">R3.1. The menu sh</text:span><text:span text:style-name="T6">all </text:span><text:span text:style-name="T1">list all of the commands that the user can enter.</text:span></text:p>
      <text:p text:style-name="P18"><text:span text:style-name="T1">R3.2. The menu sh</text:span><text:span text:style-name="T6">all</text:span><text:span text:style-name="T1"> be displayed in ASCII text on the Windows command line once the user has connected.</text:span></text:p>
      <text:p text:style-name="P20"><text:span text:style-name="T1">R4. The server shall accept </text:span><text:span text:style-name="T5">a connected </text:span><text:span text:style-name="T1">user’</text:span><text:span text:style-name="T5">s</text:span><text:span text:style-name="T1"> input through the telnet interface </text:span><text:span text:style-name="T5">on the Windows command line </text:span><text:span text:style-name="T1">to toggle the LEDs, and monitor the state of the push buttons.</text:span></text:p>
      <text:p text:style-name="P12"><text:span text:style-name="T1">R4.1. The server shall turn LED1 on if the user types the command LED1 and hits enter. </text:span><text:span text:style-name="T3">Conversely, the server shall turn LED1 off if the user enters ~LED1.</text:span></text:p>
      <text:p text:style-name="P12"><text:soft-page-break/><text:span text:style-name="T1">R4.</text:span><text:span text:style-name="T3">2</text:span><text:span text:style-name="T1">. The server shall turn LED</text:span><text:span text:style-name="T3">2</text:span><text:span text:style-name="T1"> on if the user types the command LED</text:span><text:span text:style-name="T3">2</text:span><text:span text:style-name="T1"> and hits enter. </text:span><text:span text:style-name="T3">Conversely, the server shall turn LED2 off if the user enters ~LED2.</text:span></text:p>
      <text:p text:style-name="P12"><text:span text:style-name="T3">R4.3. The server shall turn LED3 on if the user types the command LED3 and hits enter. Conversely, the server shall turn LED3 off if the user enters ~LED3.</text:span></text:p>
      <text:p text:style-name="P12"><text:span text:style-name="T3">R4.4. The server shall turn LED4 on if the user types the command LED4 and hits enter. Conversely, the server shall turn LED4 off if the user enters ~LED4.</text:span></text:p>
      <text:p text:style-name="P12"><text:span text:style-name="T3">R4.5. The server shall return the state of BTN1 when they type and enter the command BTN1.</text:span></text:p>
      <text:p text:style-name="P22"><text:span text:style-name="T1">R4.</text:span><text:span text:style-name="T4">5</text:span><text:span text:style-name="T1">.1. If BTN1 is depressed at the time the user submits the BTN1 command, the server shall respond that BTN1 is pressed.</text:span></text:p>
      <text:p text:style-name="P23"><text:span text:style-name="T1">R4.5.</text:span><text:span text:style-name="T4">2</text:span><text:span text:style-name="T1">. If BTN1 is NOT depressed at the time the user submits the BTN1 command, the server shall respond that BTN1 is NOT pressed. . </text:span></text:p>
      <text:p text:style-name="P12"><text:span text:style-name="T3">R4.6. The server shall return the state of BTN2 when they type and enter the command BTN2.</text:span></text:p>
      <text:p text:style-name="P22"><text:span text:style-name="T1">R4.</text:span><text:span text:style-name="T4">6</text:span><text:span text:style-name="T1">.1. If BTN2 is depressed at the time the user submits the BTN2 command, the server shall respond that BTN2 is pressed.</text:span></text:p>
      <text:p text:style-name="P23"><text:span text:style-name="T1">R4.</text:span><text:span text:style-name="T4">6</text:span><text:span text:style-name="T1">.</text:span><text:span text:style-name="T4">2</text:span><text:span text:style-name="T1">. If BTN2 is NOT depressed at the time the user submits the BTN2 command, the server shall respond that BTN2 is NOT pressed. </text:span></text:p>
      <text:p text:style-name="P12"><text:span text:style-name="T3">R4.7. The server shall return the state of BTN3 when they type and enter the command BTN3.</text:span></text:p>
      <text:p text:style-name="P23"><text:span text:style-name="T1">R4.7.1. If BTN3 is depressed at the time the user submits the BTN3 command, the server shall respond that BTN3 is pressed.</text:span></text:p>
      <text:p text:style-name="P22"><text:span text:style-name="T1">R4.</text:span><text:span text:style-name="T4">7</text:span><text:span text:style-name="T1">.</text:span><text:span text:style-name="T4">2</text:span><text:span text:style-name="T1">. If BTN1 is NOT depressed at the time the user submits the BTN3 command, the server shall respond that BTN1 is NOT pressed. </text:span></text:p>
      <text:p text:style-name="P14"><text:span text:style-name="T1">R4.8. The server shall allow multiple LEDs to be on at the same time.</text:span></text:p>
      <text:p text:style-name="P21"><text:span text:style-name="T1">R5. </text:span><text:span text:style-name="T7">The server shall allow the user to disconnect the direct connection to the MX7CK board.<text:tab/></text:span></text:p>
      <text:p text:style-name="P13"><text:span text:style-name="T1">R5.1 A connected user shall be able to type (without quotes) “q” </text:span><text:span text:style-name="T8">on the command line </text:span><text:span text:style-name="T9">interface to the server</text:span><text:span text:style-name="T1"> and hit enter to close the connection to the server.</text:span></text:p>
      <text:h text:style-name="Heading_20_2" text:outline-level="2"><text:bookmark-start text:name="__RefHeading___Toc1534_1727687539"/><text:soft-page-break/>2.2 Quality Requirements<text:bookmark-end text:name="__RefHeading___Toc1534_1727687539"/></text:h>
      <text:p text:style-name="P8">R6. The server shall accept a user’s connection and display the menu in approximately 100ms.</text:p>
      <text:p text:style-name="P8">R7. The server shall process and respond to any of a connected user’s commands in at most 100ms.</text:p>
      <text:h text:style-name="P29" text:outline-level="2"><text:bookmark-start text:name="__RefHeading___Toc1536_1727687539"/>2.<text:span text:style-name="T20">3</text:span> <text:span text:style-name="T20">Platform</text:span> Requiremen<text:span text:style-name="T21">ts</text:span><text:bookmark-end text:name="__RefHeading___Toc1536_1727687539"/></text:h>
      <text:p text:style-name="P9">R8. The software shall be written in the C language.</text:p>
      <text:p text:style-name="P9">R9. The server shall use the TCP/IP stack code given in class.</text:p>
      <text:p text:style-name="P9">R10. The server shall run on a Microchip MX7CK board.</text:p>
      <text:h text:style-name="P29" text:outline-level="2"><text:bookmark-start text:name="__RefHeading___Toc1538_1727687539"/>2.<text:span text:style-name="T20">4</text:span> <text:span text:style-name="T20">Process</text:span> Requirements<text:bookmark-end text:name="__RefHeading___Toc1538_1727687539"/></text:h>
      <text:p text:style-name="P9">There are no clear process requirements for th<text:span text:style-name="T22">is</text:span> assignment.</text:p>
      <text:h text:style-name="P29" text:outline-level="2"><text:bookmark-start text:name="__RefHeading___Toc1540_1727687539"/>2.<text:span text:style-name="T20">5</text:span> <text:span text:style-name="T20">Ecological</text:span> Requirements<text:bookmark-end text:name="__RefHeading___Toc1540_1727687539"/></text:h>
      <text:p text:style-name="P7">There are no <text:span text:style-name="T22">clear </text:span>ecological requirements for th<text:span text:style-name="T22">is</text:span> assignment.</text:p>
      <text:h text:style-name="P26" text:outline-level="1"><text:bookmark-start text:name="__RefHeading___Toc1371_67449277"/><text:span text:style-name="T20">3</text:span>. REFERENCES<text:bookmark-end text:name="__RefHeading___Toc1371_67449277"/></text:h>
      <text:p text:style-name="P4">K. Ferens, “ECE 3740 Systems Engineering Principles 1,” 15 September 2001. [Online]. Available: http://ece.eng.umanitoba.ca/undergradutate/ECE3740/. [Accessed 17 September 2017]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style:shadow="non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 style:shadow="none"/>
      <style:text-properties fo:font-size="16pt" fo:font-weight="bold" fo:background-color="transparent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4pt" fo:font-weight="bold" style:font-size-asian="115%" style:font-weight-asian="bold" style:font-size-complex="115%" style:font-weight-complex="60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4.09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normal" style:font-size-asian="101%" style:font-weight-asian="bold" style:font-size-complex="101%" style:font-weight-complex="600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7T20:30:00.408526350</meta:creation-date>
    <dc:date>2017-10-03T20:04:09.794607709</dc:date>
    <meta:editing-duration>PT3H21M46S</meta:editing-duration>
    <meta:editing-cycles>40</meta:editing-cycles>
    <meta:generator>LibreOffice/5.1.6.2$Linux_X86_64 LibreOffice_project/10m0$Build-2</meta:generator>
    <meta:document-statistic meta:table-count="0" meta:image-count="0" meta:object-count="0" meta:page-count="6" meta:paragraph-count="59" meta:word-count="799" meta:character-count="4577" meta:non-whitespace-character-count="3830"/>
  </office:meta>
</office:document-meta>
</file>